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FreeSans" svg:font-family="FreeSans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游明朝" svg:font-family="游明朝" style:font-pitch="variable"/>
  </office:font-face-decls>
  <office:automatic-styles>
    <style:style style:name="Table1" style:family="table">
      <style:table-properties style:width="15.875cm" fo:margin-left="0cm" table:align="left" style:writing-mode="lr-tb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13.176cm"/>
    </style:style>
    <style:style style:name="Table1.A1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1.B1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1.A2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1.B2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1.A3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1.B3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1.A4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1.B4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2" style:family="table">
      <style:table-properties style:width="15.875cm" fo:margin-left="0cm" table:align="left" style:writing-mode="lr-tb"/>
    </style:style>
    <style:style style:name="Table2.A" style:family="table-column">
      <style:table-column-properties style:column-width="4.814cm"/>
    </style:style>
    <style:style style:name="Table2.B" style:family="table-column">
      <style:table-column-properties style:column-width="10.453cm"/>
    </style:style>
    <style:style style:name="Table2.C" style:family="table-column">
      <style:table-column-properties style:column-width="0.609cm"/>
    </style:style>
    <style:style style:name="Table2.A1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2.B1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2.C1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2.A2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2.B2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2.C2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2.A3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2.B3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2.C3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2.A4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2.B4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2.C4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2.A5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2.B5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2.C5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3" style:family="table">
      <style:table-properties style:width="15.875cm" fo:margin-left="0cm" table:align="left" style:writing-mode="lr-tb"/>
    </style:style>
    <style:style style:name="Table3.A" style:family="table-column">
      <style:table-column-properties style:column-width="2.699cm"/>
    </style:style>
    <style:style style:name="Table3.B" style:family="table-column">
      <style:table-column-properties style:column-width="13.176cm"/>
    </style:style>
    <style:style style:name="Table3.A1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3.B1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3.A2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3.B2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3.A3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3.B3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3.A4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3.B4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4" style:family="table">
      <style:table-properties style:width="15.875cm" fo:margin-left="0cm" table:align="left" style:writing-mode="lr-tb"/>
    </style:style>
    <style:style style:name="Table4.A" style:family="table-column">
      <style:table-column-properties style:column-width="4.814cm"/>
    </style:style>
    <style:style style:name="Table4.B" style:family="table-column">
      <style:table-column-properties style:column-width="10.453cm"/>
    </style:style>
    <style:style style:name="Table4.C" style:family="table-column">
      <style:table-column-properties style:column-width="0.609cm"/>
    </style:style>
    <style:style style:name="Table4.A1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4.B1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4.C1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4.A2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4.B2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4.C2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4.A3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4.B3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4.C3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4.A4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4.B4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4.C4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4.A5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4.B5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4.C5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5" style:family="table">
      <style:table-properties style:width="15.875cm" fo:margin-left="-0.191cm" table:align="left" style:writing-mode="lr-tb"/>
    </style:style>
    <style:style style:name="Table5.A" style:family="table-column">
      <style:table-column-properties style:column-width="2.699cm"/>
    </style:style>
    <style:style style:name="Table5.B" style:family="table-column">
      <style:table-column-properties style:column-width="13.176cm"/>
    </style:style>
    <style:style style:name="Table5.A1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5.B1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5.A2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5.B2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5.A3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5.B3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5.A4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5.B4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6" style:family="table">
      <style:table-properties style:width="15.875cm" fo:margin-left="-0.191cm" table:align="left" style:writing-mode="lr-tb"/>
    </style:style>
    <style:style style:name="Table6.A" style:family="table-column">
      <style:table-column-properties style:column-width="4.814cm"/>
    </style:style>
    <style:style style:name="Table6.B" style:family="table-column">
      <style:table-column-properties style:column-width="10.453cm"/>
    </style:style>
    <style:style style:name="Table6.C" style:family="table-column">
      <style:table-column-properties style:column-width="0.609cm"/>
    </style:style>
    <style:style style:name="Table6.A1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6.B1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6.C1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6.A2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6.B2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6.C2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6.A3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6.B3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6.C3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6.A4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6.B4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6.C4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6.A5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6.B5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6.C5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7" style:family="table">
      <style:table-properties style:width="15.875cm" fo:margin-left="-0.191cm" table:align="left" style:writing-mode="lr-tb"/>
    </style:style>
    <style:style style:name="Table7.A" style:family="table-column">
      <style:table-column-properties style:column-width="2.699cm"/>
    </style:style>
    <style:style style:name="Table7.B" style:family="table-column">
      <style:table-column-properties style:column-width="13.176cm"/>
    </style:style>
    <style:style style:name="Table7.A1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7.B1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7.A2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7.B2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7.A3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7.B3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7.A4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7.B4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8" style:family="table">
      <style:table-properties style:width="15.875cm" fo:margin-left="-0.191cm" table:align="left" style:writing-mode="lr-tb"/>
    </style:style>
    <style:style style:name="Table8.A" style:family="table-column">
      <style:table-column-properties style:column-width="4.814cm"/>
    </style:style>
    <style:style style:name="Table8.B" style:family="table-column">
      <style:table-column-properties style:column-width="10.453cm"/>
    </style:style>
    <style:style style:name="Table8.C" style:family="table-column">
      <style:table-column-properties style:column-width="0.609cm"/>
    </style:style>
    <style:style style:name="Table8.A1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8.B1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8.C1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8.A2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8.B2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8.C2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8.A3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8.B3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8.C3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8.A4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8.B4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8.C4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8.A5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8.B5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8.C5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9" style:family="table">
      <style:table-properties style:width="15.875cm" fo:margin-left="0cm" table:align="left" style:writing-mode="lr-tb"/>
    </style:style>
    <style:style style:name="Table9.A" style:family="table-column">
      <style:table-column-properties style:column-width="2.699cm"/>
    </style:style>
    <style:style style:name="Table9.B" style:family="table-column">
      <style:table-column-properties style:column-width="13.176cm"/>
    </style:style>
    <style:style style:name="Table9.A1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9.B1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9.A2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9.B2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9.A3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9.B3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9.A4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9.B4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10" style:family="table">
      <style:table-properties style:width="15.875cm" fo:margin-left="0cm" table:align="left" style:writing-mode="lr-tb"/>
    </style:style>
    <style:style style:name="Table10.A" style:family="table-column">
      <style:table-column-properties style:column-width="4.814cm"/>
    </style:style>
    <style:style style:name="Table10.B" style:family="table-column">
      <style:table-column-properties style:column-width="10.453cm"/>
    </style:style>
    <style:style style:name="Table10.C" style:family="table-column">
      <style:table-column-properties style:column-width="0.609cm"/>
    </style:style>
    <style:style style:name="Table10.A1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10.B1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10.C1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10.A2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10.B2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10.C2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10.A3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10.B3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10.C3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10.A4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10.B4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10.C4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10.A5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10.B5" style:family="table-cell">
      <style:table-cell-properties style:vertical-align="top" fo:padding-left="0.191cm" fo:padding-right="0.191cm" fo:padding-top="0cm" fo:padding-bottom="0cm" fo:border="none" fo:wrap-option="wrap"/>
    </style:style>
    <style:style style:name="Table10.C5" style:family="table-cell">
      <style:table-cell-properties style:vertical-align="top" fo:padding-left="0.191cm" fo:padding-right="0.191cm" fo:padding-top="0cm" fo:padding-bottom="0cm" fo:border="none" fo:wrap-option="wrap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Normal">
      <style:paragraph-properties fo:margin-top="0cm" fo:margin-bottom="0cm" style:contextual-spacing="false" fo:line-height="100%" fo:text-align="start" style:justify-single-word="false" fo:hyphenation-ladder-count="no-limit" style:text-autospace="ideograph-alpha" style:writing-mode="lr-tb"/>
      <style:text-properties fo:hyphenate="false" fo:hyphenation-remain-char-count="2" fo:hyphenation-push-char-count="2" loext:hyphenation-no-caps="false"/>
    </style:style>
    <style:style style:name="P4" style:family="paragraph" style:parent-style-name="Normal">
      <style:paragraph-properties fo:margin-top="0cm" fo:margin-bottom="0.282cm" style:contextual-spacing="false" fo:line-height="100%" fo:text-align="start" style:justify-single-word="false" fo:hyphenation-ladder-count="no-limit" style:text-autospace="ideograph-alpha" style:writing-mode="lr-tb"/>
      <style:text-properties fo:hyphenate="false" fo:hyphenation-remain-char-count="2" fo:hyphenation-push-char-count="2" loext:hyphenation-no-caps="false"/>
    </style:style>
    <style:style style:name="P5" style:family="paragraph" style:parent-style-name="Normal">
      <style:paragraph-properties fo:margin-top="0.494cm" fo:margin-bottom="0cm" style:contextual-spacing="false" fo:line-height="100%" fo:text-align="start" style:justify-single-word="false" fo:hyphenation-ladder-count="no-limit" style:text-autospace="ideograph-alpha" style:writing-mode="lr-tb"/>
      <style:text-properties fo:hyphenate="false" fo:hyphenation-remain-char-count="2" fo:hyphenation-push-char-count="2" loext:hyphenation-no-caps="false"/>
    </style:style>
    <style:style style:name="P6" style:family="paragraph" style:parent-style-name="Normal">
      <style:paragraph-properties fo:margin-left="0cm" fo:margin-right="0.503cm" fo:margin-top="0cm" fo:margin-bottom="0cm" style:contextual-spacing="false" fo:line-height="100%" fo:text-align="start" style:justify-single-word="false" fo:orphans="2" fo:widows="2" fo:hyphenation-ladder-count="no-limit" fo:text-indent="0cm" style:auto-text-indent="false" style:text-autospace="ideograph-alpha" style:writing-mode="lr-tb"/>
      <style:text-properties fo:hyphenate="false" fo:hyphenation-remain-char-count="2" fo:hyphenation-push-char-count="2" loext:hyphenation-no-caps="false"/>
    </style:style>
    <style:style style:name="P7" style:family="paragraph" style:parent-style-name="Normal">
      <style:paragraph-properties fo:margin-left="0cm" fo:margin-right="0.503cm" fo:margin-top="0cm" fo:margin-bottom="0.282cm" style:contextual-spacing="false" fo:line-height="100%" fo:text-align="start" style:justify-single-word="false" fo:orphans="2" fo:widows="2" fo:hyphenation-ladder-count="no-limit" fo:text-indent="0cm" style:auto-text-indent="false" style:text-autospace="ideograph-alpha" style:writing-mode="lr-tb"/>
      <style:text-properties fo:hyphenate="false" fo:hyphenation-remain-char-count="2" fo:hyphenation-push-char-count="2" loext:hyphenation-no-caps="false"/>
    </style:style>
    <style:style style:name="P8" style:family="paragraph" style:parent-style-name="Normal">
      <style:paragraph-properties fo:margin-top="0cm" fo:margin-bottom="0cm" style:contextual-spacing="false" fo:line-height="100%" fo:text-align="start" style:justify-single-word="false" fo:orphans="2" fo:widows="2" fo:hyphenation-ladder-count="no-limit" style:text-autospace="ideograph-alpha" style:writing-mode="lr-tb"/>
      <style:text-properties fo:hyphenate="false" fo:hyphenation-remain-char-count="2" fo:hyphenation-push-char-count="2" loext:hyphenation-no-caps="false"/>
    </style:style>
    <style:style style:name="P9" style:family="paragraph" style:parent-style-name="Normal">
      <style:paragraph-properties fo:margin-top="0cm" fo:margin-bottom="0.282cm" style:contextual-spacing="false" fo:line-height="100%" fo:text-align="start" style:justify-single-word="false" fo:orphans="2" fo:widows="2" fo:hyphenation-ladder-count="no-limit" style:text-autospace="ideograph-alpha" style:writing-mode="lr-tb"/>
      <style:text-properties fo:hyphenate="false" fo:hyphenation-remain-char-count="2" fo:hyphenation-push-char-count="2" loext:hyphenation-no-caps="false"/>
    </style:style>
    <style:style style:name="P10" style:family="paragraph" style:parent-style-name="Normal">
      <style:paragraph-properties fo:margin-top="0cm" fo:margin-bottom="0cm" style:contextual-spacing="false" fo:line-height="100%" fo:text-align="start" style:justify-single-word="false" fo:hyphenation-ladder-count="no-limit" style:text-autospace="ideograph-alpha" style:writing-mode="lr-tb"/>
      <style:text-properties style:font-name="Segoe UI" fo:font-size="9pt" fo:language="en" fo:country="AU" style:font-size-asian="9pt" style:font-name-complex="Segoe UI" style:font-size-complex="9pt" fo:hyphenate="false" fo:hyphenation-remain-char-count="2" fo:hyphenation-push-char-count="2" loext:hyphenation-no-caps="false"/>
    </style:style>
    <style:style style:name="P11" style:family="paragraph" style:parent-style-name="Normal">
      <style:paragraph-properties fo:margin-top="0cm" fo:margin-bottom="0cm" style:contextual-spacing="false" fo:line-height="100%" fo:text-align="start" style:justify-single-word="false" fo:hyphenation-ladder-count="no-limit" style:text-autospace="ideograph-alpha" style:writing-mode="lr-tb"/>
      <style:text-properties style:font-name="Calibri" fo:font-size="11pt" fo:language="en" fo:country="AU" style:font-size-asian="11pt" style:font-name-complex="Calibri" style:font-size-complex="11pt" fo:hyphenate="false" fo:hyphenation-remain-char-count="2" fo:hyphenation-push-char-count="2" loext:hyphenation-no-caps="false"/>
    </style:style>
    <style:style style:name="P12" style:family="paragraph" style:parent-style-name="Normal">
      <style:paragraph-properties fo:margin-top="0cm" fo:margin-bottom="0.282cm" style:contextual-spacing="false" fo:line-height="108%" fo:text-align="start" style:justify-single-word="false" fo:hyphenation-ladder-count="no-limit" style:text-autospace="ideograph-alpha" style:writing-mode="lr-tb"/>
      <style:text-properties style:font-name="Calibri" fo:font-size="11pt" fo:language="en" fo:country="US" style:font-name-asian="Calibri" style:font-size-asian="11pt" style:font-size-complex="11pt" fo:hyphenate="false" fo:hyphenation-remain-char-count="2" fo:hyphenation-push-char-count="2" loext:hyphenation-no-caps="false"/>
    </style:style>
    <style:style style:name="P13" style:family="paragraph" style:parent-style-name="Normal">
      <style:paragraph-properties fo:margin-top="0.494cm" fo:margin-bottom="0cm" style:contextual-spacing="false" fo:line-height="100%" fo:text-align="start" style:justify-single-word="false" fo:hyphenation-ladder-count="no-limit" style:text-autospace="ideograph-alpha" style:writing-mode="lr-tb"/>
      <style:text-properties fo:color="#000000" loext:opacity="100%" style:font-name="Segoe UI" fo:font-size="9pt" fo:language="en" fo:country="US" style:font-name-asian="Segoe UI" style:font-size-asian="9pt" style:font-name-complex="Segoe UI" style:font-size-complex="9pt" fo:hyphenate="false" fo:hyphenation-remain-char-count="2" fo:hyphenation-push-char-count="2" loext:hyphenation-no-caps="false"/>
    </style:style>
    <style:style style:name="P14" style:family="paragraph" style:parent-style-name="Normal">
      <style:paragraph-properties fo:margin-top="0.494cm" fo:margin-bottom="0cm" style:contextual-spacing="false" fo:line-height="100%" fo:text-align="start" style:justify-single-word="false" fo:hyphenation-ladder-count="no-limit" style:text-autospace="ideograph-alpha" style:writing-mode="lr-tb"/>
      <style:text-properties fo:color="#000000" loext:opacity="100%" style:font-name="Trebuchet MS" fo:font-size="10pt" fo:language="en" fo:country="US" style:font-name-asian="Trebuchet MS" style:font-size-asian="10pt" style:font-name-complex="Trebuchet MS" style:font-size-complex="10pt" fo:hyphenate="false" fo:hyphenation-remain-char-count="2" fo:hyphenation-push-char-count="2" loext:hyphenation-no-caps="false"/>
    </style:style>
    <style:style style:name="P15" style:family="paragraph" style:parent-style-name="Normal">
      <style:paragraph-properties fo:margin-top="0.494cm" fo:margin-bottom="0cm" style:contextual-spacing="false" fo:line-height="100%" fo:text-align="start" style:justify-single-word="false" fo:hyphenation-ladder-count="no-limit" style:text-autospace="ideograph-alpha" style:writing-mode="lr-tb"/>
      <style:text-properties fo:color="#000000" loext:opacity="100%" style:font-name="Calibri" fo:font-size="11pt" fo:language="en" fo:country="AU" style:font-name-asian="Calibri" style:font-size-asian="11pt" style:font-name-complex="Calibri" style:font-size-complex="11pt" fo:hyphenate="false" fo:hyphenation-remain-char-count="2" fo:hyphenation-push-char-count="2" loext:hyphenation-no-caps="false"/>
    </style:style>
    <style:style style:name="P16" style:family="paragraph" style:parent-style-name="Normal">
      <style:paragraph-properties fo:margin-top="0cm" fo:margin-bottom="0.282cm" style:contextual-spacing="false" fo:line-height="108%" fo:text-align="start" style:justify-single-word="false" fo:hyphenation-ladder-count="no-limit" style:text-autospace="ideograph-alpha" style:writing-mode="lr-tb"/>
      <style:text-properties fo:color="#000000" loext:opacity="100%" style:font-name="Calibri" fo:font-size="11pt" fo:language="en" fo:country="US" style:font-name-asian="Calibri" style:font-size-asian="11pt" style:font-name-complex="Calibri" style:font-size-complex="11pt" fo:hyphenate="false" fo:hyphenation-remain-char-count="2" fo:hyphenation-push-char-count="2" loext:hyphenation-no-caps="false"/>
    </style:style>
    <style:style style:name="P17" style:family="paragraph" style:parent-style-name="Normal">
      <style:paragraph-properties fo:margin-top="0cm" fo:margin-bottom="0cm" style:contextual-spacing="false" fo:line-height="100%" fo:text-align="start" style:justify-single-word="false" fo:orphans="2" fo:widows="2" fo:hyphenation-ladder-count="no-limit" style:text-autospace="ideograph-alpha" style:writing-mode="lr-tb"/>
      <style:text-properties fo:color="#000000" loext:opacity="100%" style:font-name="Trebuchet MS" fo:font-size="10pt" fo:language="en" fo:country="US" style:font-size-asian="10pt" style:font-size-complex="10pt" fo:hyphenate="false" fo:hyphenation-remain-char-count="2" fo:hyphenation-push-char-count="2" loext:hyphenation-no-caps="false"/>
    </style:style>
    <style:style style:name="P18" style:family="paragraph" style:parent-style-name="Normal">
      <style:paragraph-properties fo:margin-top="0cm" fo:margin-bottom="0cm" style:contextual-spacing="false" fo:line-height="100%" fo:text-align="start" style:justify-single-word="false" fo:hyphenation-ladder-count="no-limit" style:text-autospace="ideograph-alpha" style:writing-mode="lr-tb"/>
      <style:text-properties fo:color="#000000" loext:opacity="100%" style:font-name="Trebuchet MS" fo:font-size="10pt" fo:language="en" fo:country="US" style:font-size-asian="10pt" style:font-name-complex="Segoe UI" style:font-size-complex="10pt" fo:hyphenate="false" fo:hyphenation-remain-char-count="2" fo:hyphenation-push-char-count="2" loext:hyphenation-no-caps="false"/>
    </style:style>
    <style:style style:name="P19" style:family="paragraph" style:parent-style-name="Normal" style:master-page-name="MasterPage2">
      <style:paragraph-properties fo:margin-top="0cm" fo:margin-bottom="0.282cm" style:contextual-spacing="false" fo:line-height="100%" fo:text-align="start" style:justify-single-word="false" fo:orphans="2" fo:widows="2" fo:hyphenation-ladder-count="no-limit" style:page-number="auto" style:text-autospace="ideograph-alpha" style:writing-mode="lr-tb"/>
      <style:text-properties fo:color="#000000" loext:opacity="100%" style:font-name="Trebuchet MS" fo:font-size="10pt" fo:language="en" fo:country="US" style:font-name-asian="Trebuchet MS" style:font-size-asian="10pt" style:font-name-complex="Trebuchet MS" style:font-size-complex="10pt" fo:hyphenate="false" fo:hyphenation-remain-char-count="2" fo:hyphenation-push-char-count="2" loext:hyphenation-no-caps="false"/>
    </style:style>
    <style:style style:name="P20" style:family="paragraph" style:parent-style-name="Normal">
      <style:paragraph-properties fo:margin-top="0cm" fo:margin-bottom="0.282cm" style:contextual-spacing="false" fo:line-height="100%" fo:text-align="start" style:justify-single-word="false" fo:orphans="2" fo:widows="2" fo:hyphenation-ladder-count="no-limit" style:text-autospace="ideograph-alpha" style:writing-mode="lr-tb"/>
      <style:text-properties fo:color="#000000" loext:opacity="100%" style:font-name="Trebuchet MS" fo:font-size="10pt" fo:language="en" fo:country="US" style:font-name-asian="Trebuchet MS" style:font-size-asian="10pt" style:font-name-complex="Trebuchet MS" style:font-size-complex="10pt" fo:hyphenate="false" fo:hyphenation-remain-char-count="2" fo:hyphenation-push-char-count="2" loext:hyphenation-no-caps="false"/>
    </style:style>
    <style:style style:name="P21" style:family="paragraph" style:parent-style-name="Normal">
      <style:paragraph-properties fo:margin-top="0.494cm" fo:margin-bottom="0cm" style:contextual-spacing="false" fo:line-height="100%" fo:text-align="start" style:justify-single-word="false" fo:hyphenation-ladder-count="no-limit" style:text-autospace="ideograph-alpha" style:writing-mode="lr-tb"/>
      <style:text-properties fo:color="#000000" loext:opacity="100%" style:font-name="Trebuchet MS" fo:font-size="10pt" fo:language="en" fo:country="US" style:font-name-asian="Trebuchet MS" style:font-size-asian="10pt" style:font-name-complex="Trebuchet MS" style:font-size-complex="10pt" fo:hyphenate="false" fo:hyphenation-remain-char-count="2" fo:hyphenation-push-char-count="2" loext:hyphenation-no-caps="false"/>
    </style:style>
    <style:style style:name="P22" style:family="paragraph" style:parent-style-name="Normal">
      <style:paragraph-properties fo:margin-top="0.494cm" fo:margin-bottom="0.494cm" style:contextual-spacing="false" fo:line-height="100%" fo:text-align="start" style:justify-single-word="false" fo:hyphenation-ladder-count="no-limit" style:text-autospace="ideograph-alpha" style:writing-mode="lr-tb"/>
      <style:text-properties fo:color="#000000" loext:opacity="100%" style:font-name="Trebuchet MS" fo:font-size="10pt" fo:language="en" fo:country="US" style:font-name-asian="Trebuchet MS" style:font-size-asian="10pt" style:font-name-complex="Trebuchet MS" style:font-size-complex="10pt" fo:hyphenate="false" fo:hyphenation-remain-char-count="2" fo:hyphenation-push-char-count="2" loext:hyphenation-no-caps="false"/>
    </style:style>
    <style:style style:name="P23" style:family="paragraph" style:parent-style-name="Normal">
      <style:paragraph-properties fo:margin-top="0cm" fo:margin-bottom="0cm" style:contextual-spacing="false" fo:line-height="100%" fo:text-align="start" style:justify-single-word="false" fo:orphans="2" fo:widows="2" fo:hyphenation-ladder-count="no-limit" style:text-autospace="ideograph-alpha" style:writing-mode="lr-tb"/>
      <style:text-properties fo:color="#000000" loext:opacity="100%" style:font-name="Trebuchet MS" fo:font-size="10pt" fo:language="en" fo:country="AU" style:font-size-asian="10pt" style:font-size-complex="10pt" fo:hyphenate="false" fo:hyphenation-remain-char-count="2" fo:hyphenation-push-char-count="2" loext:hyphenation-no-caps="false"/>
    </style:style>
    <style:style style:name="P24" style:family="paragraph" style:parent-style-name="Normal">
      <style:paragraph-properties fo:margin-top="0cm" fo:margin-bottom="0cm" style:contextual-spacing="false" fo:line-height="100%" fo:text-align="start" style:justify-single-word="false" fo:hyphenation-ladder-count="no-limit" style:text-autospace="ideograph-alpha" style:writing-mode="lr-tb"/>
      <style:text-properties fo:color="#000000" loext:opacity="100%" style:font-name="Trebuchet MS" fo:font-size="10pt" fo:language="en" fo:country="AU" style:font-size-asian="10pt" style:font-name-complex="Segoe UI" style:font-size-complex="10pt" fo:hyphenate="false" fo:hyphenation-remain-char-count="2" fo:hyphenation-push-char-count="2" loext:hyphenation-no-caps="false"/>
    </style:style>
    <style:style style:name="P25" style:family="paragraph" style:parent-style-name="Normal">
      <style:paragraph-properties fo:margin-top="0cm" fo:margin-bottom="0cm" style:contextual-spacing="false" fo:line-height="100%" fo:text-align="start" style:justify-single-word="false" fo:orphans="2" fo:widows="2" fo:hyphenation-ladder-count="no-limit" style:text-autospace="ideograph-alpha" style:writing-mode="lr-tb"/>
      <style:text-properties fo:color="#000000" loext:opacity="100%" style:font-name="Trebuchet MS" fo:font-size="10pt" fo:language="en" fo:country="AU" fo:font-weight="bold" style:font-size-asian="10pt" style:font-weight-asian="bold" style:font-size-complex="10pt" style:font-weight-complex="bold" fo:hyphenate="false" fo:hyphenation-remain-char-count="2" fo:hyphenation-push-char-count="2" loext:hyphenation-no-caps="false"/>
    </style:style>
    <style:style style:name="P26" style:family="paragraph" style:parent-style-name="Normal" style:master-page-name="MasterPage2">
      <style:paragraph-properties fo:margin-top="0cm" fo:margin-bottom="0.282cm" style:contextual-spacing="false" fo:line-height="100%" fo:text-align="start" style:justify-single-word="false" fo:orphans="2" fo:widows="2" fo:hyphenation-ladder-count="no-limit" style:page-number="auto" style:text-autospace="ideograph-alpha" style:writing-mode="lr-tb"/>
      <style:text-properties fo:color="#000000" loext:opacity="100%" style:font-name="Trebuchet MS" fo:font-size="10pt" fo:language="en" fo:country="AU" fo:font-weight="bold" style:font-name-asian="Trebuchet MS" style:font-size-asian="10pt" style:font-weight-asian="bold" style:font-name-complex="Trebuchet MS" style:font-size-complex="10pt" style:font-weight-complex="bold" fo:hyphenate="false" fo:hyphenation-remain-char-count="2" fo:hyphenation-push-char-count="2" loext:hyphenation-no-caps="false"/>
    </style:style>
    <style:style style:name="P27" style:family="paragraph" style:parent-style-name="Normal">
      <style:paragraph-properties fo:margin-top="0cm" fo:margin-bottom="0.282cm" style:contextual-spacing="false" fo:line-height="100%" fo:text-align="start" style:justify-single-word="false" fo:orphans="2" fo:widows="2" fo:hyphenation-ladder-count="no-limit" style:text-autospace="ideograph-alpha" style:writing-mode="lr-tb"/>
      <style:text-properties fo:color="#000000" loext:opacity="100%" style:font-name="Trebuchet MS" fo:font-size="10pt" fo:language="en" fo:country="AU" fo:font-weight="bold" style:font-name-asian="Trebuchet MS" style:font-size-asian="10pt" style:font-weight-asian="bold" style:font-name-complex="Trebuchet MS" style:font-size-complex="10pt" style:font-weight-complex="bold" fo:hyphenate="false" fo:hyphenation-remain-char-count="2" fo:hyphenation-push-char-count="2" loext:hyphenation-no-caps="false"/>
    </style:style>
    <style:style style:name="P28" style:family="paragraph" style:parent-style-name="Normal" style:master-page-name="MasterPage2">
      <style:paragraph-properties fo:margin-top="0cm" fo:margin-bottom="0.282cm" style:contextual-spacing="false" fo:line-height="100%" fo:text-align="start" style:justify-single-word="false" fo:orphans="2" fo:widows="2" fo:hyphenation-ladder-count="no-limit" style:page-number="auto" style:text-autospace="ideograph-alpha" style:writing-mode="lr-tb"/>
      <style:text-properties fo:color="#000000" loext:opacity="100%" style:font-name="Trebuchet MS" fo:font-size="10pt" fo:language="en" fo:country="AU" style:font-name-asian="Trebuchet MS" style:font-size-asian="10pt" style:font-name-complex="Trebuchet MS" style:font-size-complex="10pt" fo:hyphenate="false" fo:hyphenation-remain-char-count="2" fo:hyphenation-push-char-count="2" loext:hyphenation-no-caps="false"/>
    </style:style>
    <style:style style:name="P29" style:family="paragraph" style:parent-style-name="Normal">
      <style:paragraph-properties fo:margin-top="0cm" fo:margin-bottom="0.282cm" style:contextual-spacing="false" fo:line-height="100%" fo:text-align="start" style:justify-single-word="false" fo:orphans="2" fo:widows="2" fo:hyphenation-ladder-count="no-limit" style:text-autospace="ideograph-alpha" style:writing-mode="lr-tb"/>
      <style:text-properties fo:color="#000000" loext:opacity="100%" style:font-name="Trebuchet MS" fo:font-size="10pt" fo:language="en" fo:country="AU" style:font-name-asian="Trebuchet MS" style:font-size-asian="10pt" style:font-name-complex="Trebuchet MS" style:font-size-complex="10pt" fo:hyphenate="false" fo:hyphenation-remain-char-count="2" fo:hyphenation-push-char-count="2" loext:hyphenation-no-caps="false"/>
    </style:style>
    <style:style style:name="P30" style:family="paragraph" style:parent-style-name="Normal">
      <style:paragraph-properties fo:margin-top="0.494cm" fo:margin-bottom="0cm" style:contextual-spacing="false" fo:line-height="100%" fo:text-align="start" style:justify-single-word="false" fo:hyphenation-ladder-count="no-limit" style:text-autospace="ideograph-alpha" style:writing-mode="lr-tb"/>
      <style:text-properties fo:color="#000000" loext:opacity="100%" style:font-name="Trebuchet MS" fo:font-size="10pt" fo:language="en" fo:country="AU" style:font-name-asian="Trebuchet MS" style:font-size-asian="10pt" style:font-name-complex="Trebuchet MS" style:font-size-complex="10pt" fo:hyphenate="false" fo:hyphenation-remain-char-count="2" fo:hyphenation-push-char-count="2" loext:hyphenation-no-caps="false"/>
    </style:style>
    <style:style style:name="P31" style:family="paragraph" style:parent-style-name="Normal">
      <style:paragraph-properties fo:margin-top="0.494cm" fo:margin-bottom="0.494cm" style:contextual-spacing="false" fo:line-height="100%" fo:text-align="start" style:justify-single-word="false" fo:hyphenation-ladder-count="no-limit" style:text-autospace="ideograph-alpha" style:writing-mode="lr-tb"/>
      <style:text-properties fo:color="#000000" loext:opacity="100%" style:font-name="Trebuchet MS" fo:font-size="10pt" fo:language="en" fo:country="AU" style:font-name-asian="Trebuchet MS" style:font-size-asian="10pt" style:font-name-complex="Trebuchet MS" style:font-size-complex="10pt" fo:hyphenate="false" fo:hyphenation-remain-char-count="2" fo:hyphenation-push-char-count="2" loext:hyphenation-no-caps="false"/>
    </style:style>
    <style:style style:name="P32" style:family="paragraph" style:parent-style-name="Normal">
      <style:paragraph-properties fo:margin-top="0cm" fo:margin-bottom="0cm" style:contextual-spacing="false" fo:line-height="100%" fo:text-align="start" style:justify-single-word="false" fo:hyphenation-ladder-count="no-limit" style:text-autospace="ideograph-alpha" style:writing-mode="lr-tb"/>
      <style:text-properties fo:color="#000000" loext:opacity="100%" style:font-name="Calibri" fo:font-size="11pt" fo:language="en" fo:country="AU" style:font-name-asian="Calibri" style:font-size-asian="11pt" style:font-name-complex="Calibri" style:font-size-complex="11pt" fo:hyphenate="false" fo:hyphenation-remain-char-count="2" fo:hyphenation-push-char-count="2" loext:hyphenation-no-caps="false"/>
    </style:style>
    <style:style style:name="P33" style:family="paragraph" style:parent-style-name="Normal">
      <style:paragraph-properties fo:margin-top="0.494cm" fo:margin-bottom="0cm" style:contextual-spacing="false" fo:line-height="100%" fo:text-align="start" style:justify-single-word="false" fo:hyphenation-ladder-count="no-limit" style:text-autospace="ideograph-alpha" style:writing-mode="lr-tb"/>
      <style:text-properties fo:color="#000000" loext:opacity="100%" style:font-name="Calibri" fo:font-size="11pt" fo:language="en" fo:country="AU" style:font-name-asian="Calibri" style:font-size-asian="11pt" style:font-name-complex="Calibri" style:font-size-complex="11pt" fo:hyphenate="false" fo:hyphenation-remain-char-count="2" fo:hyphenation-push-char-count="2" loext:hyphenation-no-caps="false"/>
    </style:style>
    <style:style style:name="P34" style:family="paragraph" style:parent-style-name="Normal">
      <style:paragraph-properties fo:margin-left="0cm" fo:margin-right="0cm" fo:margin-top="0.494cm" fo:margin-bottom="0cm" style:contextual-spacing="false" fo:line-height="100%" fo:text-align="start" style:justify-single-word="false" fo:hyphenation-ladder-count="no-limit" fo:text-indent="0cm" style:auto-text-indent="false" style:text-autospace="ideograph-alpha" style:writing-mode="lr-tb"/>
      <style:text-properties fo:color="#000000" loext:opacity="100%" style:font-name="Calibri" fo:font-size="11pt" fo:language="en" fo:country="AU" style:font-name-asian="Calibri" style:font-size-asian="11pt" style:font-name-complex="Calibri" style:font-size-complex="11pt" fo:hyphenate="false" fo:hyphenation-remain-char-count="2" fo:hyphenation-push-char-count="2" loext:hyphenation-no-caps="false"/>
    </style:style>
    <style:style style:name="P35" style:family="paragraph" style:parent-style-name="Normal">
      <style:paragraph-properties fo:margin-top="0cm" fo:margin-bottom="0.282cm" style:contextual-spacing="false" fo:line-height="100%" fo:text-align="start" style:justify-single-word="false" fo:hyphenation-ladder-count="no-limit" style:text-autospace="ideograph-alpha" style:writing-mode="lr-tb"/>
      <style:text-properties fo:color="#000000" loext:opacity="100%" style:font-name="Calibri" fo:font-size="11pt" fo:language="en" fo:country="AU" style:font-name-asian="Calibri" style:font-size-asian="11pt" style:font-name-complex="Calibri" style:font-size-complex="11pt" fo:hyphenate="false" fo:hyphenation-remain-char-count="2" fo:hyphenation-push-char-count="2" loext:hyphenation-no-caps="false"/>
    </style:style>
    <style:style style:name="P36" style:family="paragraph" style:parent-style-name="Normal">
      <style:paragraph-properties fo:margin-top="0cm" fo:margin-bottom="0.282cm" style:contextual-spacing="false" fo:line-height="108%" fo:text-align="start" style:justify-single-word="false" fo:hyphenation-ladder-count="no-limit" style:text-autospace="ideograph-alpha" style:writing-mode="lr-tb"/>
      <style:text-properties fo:color="#000000" loext:opacity="100%" style:font-name="Calibri" fo:font-size="11pt" fo:language="en" fo:country="US" style:font-name-asian="Calibri" style:font-size-asian="11pt" style:font-name-complex="Calibri" style:font-size-complex="11pt" fo:hyphenate="false" fo:hyphenation-remain-char-count="2" fo:hyphenation-push-char-count="2" loext:hyphenation-no-caps="false"/>
    </style:style>
    <style:style style:name="P37" style:family="paragraph" style:parent-style-name="Normal">
      <style:paragraph-properties fo:margin-top="0cm" fo:margin-bottom="0cm" style:contextual-spacing="false" fo:line-height="100%" fo:text-align="start" style:justify-single-word="false" fo:hyphenation-ladder-count="no-limit" style:text-autospace="ideograph-alpha" style:writing-mode="lr-tb"/>
      <style:text-properties style:font-name="Calibri" fo:font-size="11pt" fo:language="en" fo:country="AU" style:font-size-asian="11pt" style:font-name-complex="Calibri" style:font-size-complex="11pt" fo:hyphenate="false" fo:hyphenation-remain-char-count="2" fo:hyphenation-push-char-count="2" loext:hyphenation-no-caps="false"/>
    </style:style>
    <style:style style:name="P38" style:family="paragraph" style:parent-style-name="Normal">
      <style:paragraph-properties fo:margin-top="0cm" fo:margin-bottom="0.282cm" style:contextual-spacing="false" fo:line-height="108%" fo:text-align="start" style:justify-single-word="false" fo:hyphenation-ladder-count="no-limit" style:text-autospace="ideograph-alpha" style:writing-mode="lr-tb"/>
      <style:text-properties style:font-name="Calibri" fo:font-size="11pt" fo:language="en" fo:country="AU" style:font-size-asian="11pt" style:font-size-complex="11pt" fo:hyphenate="false" fo:hyphenation-remain-char-count="2" fo:hyphenation-push-char-count="2" loext:hyphenation-no-caps="false"/>
    </style:style>
    <style:style style:name="P39" style:family="paragraph" style:parent-style-name="Normal">
      <style:paragraph-properties fo:margin-top="0cm" fo:margin-bottom="0.282cm" style:contextual-spacing="false" fo:line-height="108%" fo:text-align="start" style:justify-single-word="false" fo:hyphenation-ladder-count="no-limit" style:text-autospace="ideograph-alpha" style:writing-mode="lr-tb"/>
      <style:text-properties style:font-name="Calibri" fo:font-size="11pt" fo:language="en" fo:country="AU" style:font-name-asian="游明朝" style:font-size-asian="11pt" style:font-size-complex="11pt" fo:hyphenate="false" fo:hyphenation-remain-char-count="2" fo:hyphenation-push-char-count="2" loext:hyphenation-no-caps="false"/>
    </style:style>
    <style:style style:name="P40" style:family="paragraph" style:parent-style-name="Normal" style:master-page-name="MasterPage2">
      <style:paragraph-properties fo:margin-top="0cm" fo:margin-bottom="0.282cm" style:contextual-spacing="false" fo:line-height="100%" fo:text-align="start" style:justify-single-word="false" fo:hyphenation-ladder-count="no-limit" style:page-number="auto" style:text-autospace="ideograph-alpha" style:writing-mode="lr-tb"/>
      <style:text-properties fo:hyphenate="false" fo:hyphenation-remain-char-count="2" fo:hyphenation-push-char-count="2" loext:hyphenation-no-caps="false"/>
    </style:style>
    <style:style style:name="P41" style:family="paragraph" style:parent-style-name="Normal" style:master-page-name="MasterPage2">
      <style:paragraph-properties fo:margin-left="0cm" fo:margin-right="0.503cm" fo:margin-top="0cm" fo:margin-bottom="0.282cm" style:contextual-spacing="false" fo:line-height="100%" fo:text-align="start" style:justify-single-word="false" fo:orphans="2" fo:widows="2" fo:hyphenation-ladder-count="no-limit" fo:text-indent="0cm" style:auto-text-indent="false" style:page-number="auto" style:text-autospace="ideograph-alpha" style:writing-mode="lr-tb"/>
      <style:text-properties fo:hyphenate="false" fo:hyphenation-remain-char-count="2" fo:hyphenation-push-char-count="2" loext:hyphenation-no-caps="false"/>
    </style:style>
    <style:style style:name="P42" style:family="paragraph" style:parent-style-name="Normal" style:master-page-name="MasterPage2">
      <style:paragraph-properties fo:margin-top="0cm" fo:margin-bottom="0.282cm" style:contextual-spacing="false" fo:line-height="100%" fo:text-align="start" style:justify-single-word="false" fo:orphans="2" fo:widows="2" fo:hyphenation-ladder-count="no-limit" style:page-number="auto" style:text-autospace="ideograph-alpha" style:writing-mode="lr-tb"/>
      <style:text-properties fo:hyphenate="false" fo:hyphenation-remain-char-count="2" fo:hyphenation-push-char-count="2" loext:hyphenation-no-caps="false"/>
    </style:style>
    <style:style style:name="P43" style:family="paragraph" style:parent-style-name="Standard" style:master-page-name="Standard">
      <style:paragraph-properties style:page-number="auto"/>
      <style:text-properties fo:font-size="16pt" fo:font-weight="bold" style:font-size-asian="16pt" style:font-weight-asian="bold" style:font-size-complex="16pt" style:font-weight-complex="bold"/>
    </style:style>
    <style:style style:name="P4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38200" loext:opacity="100%" style:font-name="Trebuchet MS" fo:font-size="28pt" fo:language="en" fo:country="US" style:font-size-asian="28pt" style:font-name-complex="Segoe UI" style:font-size-complex="28pt"/>
    </style:style>
    <style:style style:name="T4" style:family="text">
      <style:text-properties fo:color="#f38200" loext:opacity="100%" style:font-name="Trebuchet MS" fo:font-size="28pt" fo:language="en" fo:country="US" style:font-name-asian="Trebuchet MS" style:font-size-asian="28pt" style:font-name-complex="Trebuchet MS" style:font-size-complex="28pt"/>
    </style:style>
    <style:style style:name="T5" style:family="text">
      <style:text-properties fo:color="#f38200" loext:opacity="100%" style:font-name="Trebuchet MS" fo:font-size="28pt" fo:language="en" fo:country="AU" style:font-size-asian="28pt" style:font-name-complex="Segoe UI" style:font-size-complex="28pt"/>
    </style:style>
    <style:style style:name="T6" style:family="text">
      <style:text-properties fo:color="#f38200" loext:opacity="100%" style:font-name="Trebuchet MS" fo:font-size="28pt" fo:language="en" fo:country="AU" style:font-name-asian="Trebuchet MS" style:font-size-asian="28pt" style:font-name-complex="Trebuchet MS" style:font-size-complex="28pt"/>
    </style:style>
    <style:style style:name="T7" style:family="text">
      <style:text-properties fo:color="#f38200" loext:opacity="100%" style:font-name="Trebuchet MS" fo:font-size="15pt" fo:language="en" fo:country="US" style:font-size-asian="15pt" style:font-name-complex="Segoe UI" style:font-size-complex="15pt"/>
    </style:style>
    <style:style style:name="T8" style:family="text">
      <style:text-properties fo:color="#f38200" loext:opacity="100%" style:font-name="Trebuchet MS" fo:font-size="15pt" fo:language="en" fo:country="US" style:font-name-asian="Trebuchet MS" style:font-size-asian="15pt" style:font-name-complex="Trebuchet MS" style:font-size-complex="15pt"/>
    </style:style>
    <style:style style:name="T9" style:family="text">
      <style:text-properties fo:color="#f38200" loext:opacity="100%" style:font-name="Trebuchet MS" fo:font-size="15pt" fo:language="en" fo:country="AU" style:font-size-asian="15pt" style:font-name-complex="Segoe UI" style:font-size-complex="15pt"/>
    </style:style>
    <style:style style:name="T10" style:family="text">
      <style:text-properties fo:color="#f38200" loext:opacity="100%" style:font-name="Trebuchet MS" fo:font-size="15pt" fo:language="en" fo:country="AU" style:font-name-asian="Trebuchet MS" style:font-size-asian="15pt" style:font-name-complex="Trebuchet MS" style:font-size-complex="15pt"/>
    </style:style>
    <style:style style:name="T11" style:family="text">
      <style:text-properties fo:color="#f38200" loext:opacity="100%" style:font-name="Trebuchet MS" fo:font-size="10pt" fo:language="en" fo:country="US" style:font-size-asian="10pt" style:font-name-complex="Segoe UI" style:font-size-complex="10pt"/>
    </style:style>
    <style:style style:name="T12" style:family="text">
      <style:text-properties fo:color="#f38200" loext:opacity="100%" style:font-name="Trebuchet MS" fo:font-size="10pt" fo:language="en" fo:country="US" style:font-name-asian="Trebuchet MS" style:font-size-asian="10pt" style:font-name-complex="Trebuchet MS" style:font-size-complex="10pt"/>
    </style:style>
    <style:style style:name="T13" style:family="text">
      <style:text-properties fo:color="#f38200" loext:opacity="100%" style:font-name="Trebuchet MS" fo:font-size="10pt" fo:language="en" fo:country="AU" style:font-size-asian="10pt" style:font-name-complex="Segoe UI" style:font-size-complex="10pt"/>
    </style:style>
    <style:style style:name="T14" style:family="text">
      <style:text-properties fo:color="#f38200" loext:opacity="100%" style:font-name="Trebuchet MS" fo:font-size="10pt" fo:language="en" fo:country="AU" style:font-name-asian="Trebuchet MS" style:font-size-asian="10pt" style:font-name-complex="Trebuchet MS" style:font-size-complex="10pt"/>
    </style:style>
    <style:style style:name="T15" style:family="text">
      <style:text-properties fo:color="#000000" loext:opacity="100%" style:font-name="Trebuchet MS" fo:font-size="10pt" fo:language="en" fo:country="US" style:font-size-asian="10pt" style:font-size-complex="10pt"/>
    </style:style>
    <style:style style:name="T16" style:family="text">
      <style:text-properties fo:color="#000000" loext:opacity="100%" style:font-name="Trebuchet MS" fo:font-size="10pt" fo:language="en" fo:country="US" style:font-size-asian="10pt" style:font-name-complex="Segoe UI" style:font-size-complex="10pt"/>
    </style:style>
    <style:style style:name="T17" style:family="text">
      <style:text-properties fo:color="#000000" loext:opacity="100%" style:font-name="Trebuchet MS" fo:font-size="10pt" fo:language="en" fo:country="US" fo:font-weight="bold" style:font-size-asian="10pt" style:font-weight-asian="bold" style:font-size-complex="10pt" style:font-weight-complex="bold"/>
    </style:style>
    <style:style style:name="T18" style:family="text">
      <style:text-properties fo:color="#000000" loext:opacity="100%" style:font-name="Trebuchet MS" fo:font-size="10pt" fo:language="en" fo:country="US" fo:font-weight="bold" style:font-name-asian="Trebuchet MS" style:font-size-asian="10pt" style:font-weight-asian="bold" style:font-name-complex="Trebuchet MS" style:font-size-complex="10pt" style:font-weight-complex="bold"/>
    </style:style>
    <style:style style:name="T19" style:family="text">
      <style:text-properties fo:color="#000000" loext:opacity="100%" style:font-name="Trebuchet MS" fo:font-size="10pt" fo:language="en" fo:country="US" style:font-name-asian="Trebuchet MS" style:font-size-asian="10pt" style:font-name-complex="Trebuchet MS" style:font-size-complex="10pt"/>
    </style:style>
    <style:style style:name="T20" style:family="text">
      <style:text-properties fo:color="#000000" loext:opacity="100%" style:font-name="Trebuchet MS" fo:font-size="10pt" fo:language="en" fo:country="AU" style:font-size-asian="10pt" style:font-size-complex="10pt"/>
    </style:style>
    <style:style style:name="T21" style:family="text">
      <style:text-properties fo:color="#000000" loext:opacity="100%" style:font-name="Trebuchet MS" fo:font-size="10pt" fo:language="en" fo:country="AU" style:font-size-asian="10pt" style:font-name-complex="Segoe UI" style:font-size-complex="10pt"/>
    </style:style>
    <style:style style:name="T22" style:family="text">
      <style:text-properties fo:color="#000000" loext:opacity="100%" style:font-name="Trebuchet MS" fo:font-size="10pt" fo:language="en" fo:country="AU" fo:font-weight="bold" style:font-size-asian="10pt" style:font-weight-asian="bold" style:font-size-complex="10pt" style:font-weight-complex="bold"/>
    </style:style>
    <style:style style:name="T23" style:family="text">
      <style:text-properties fo:color="#000000" loext:opacity="100%" style:font-name="Trebuchet MS" fo:font-size="10pt" fo:language="en" fo:country="AU" fo:font-weight="bold" style:font-name-asian="Trebuchet MS" style:font-size-asian="10pt" style:font-weight-asian="bold" style:font-name-complex="Trebuchet MS" style:font-size-complex="10pt" style:font-weight-complex="bold"/>
    </style:style>
    <style:style style:name="T24" style:family="text">
      <style:text-properties fo:color="#000000" loext:opacity="100%" style:font-name="Trebuchet MS" fo:font-size="10pt" fo:language="en" fo:country="AU" style:font-name-asian="Trebuchet MS" style:font-size-asian="10pt" style:font-name-complex="Trebuchet MS" style:font-size-complex="10pt"/>
    </style:style>
    <style:style style:name="T25" style:family="text">
      <style:text-properties fo:color="#000000" loext:opacity="100%" style:font-name="Calibri" fo:font-size="11pt" fo:language="en" fo:country="AU" style:font-name-asian="Calibri" style:font-size-asian="11pt" style:font-name-complex="Calibri" style:font-size-complex="11pt"/>
    </style:style>
    <style:style style:name="T26" style:family="text">
      <style:text-properties fo:color="#000000" loext:opacity="100%" style:font-name="Calibri" fo:font-size="11pt" fo:language="en" fo:country="GB" style:font-name-asian="Calibri" style:font-size-asian="11pt" style:font-name-complex="Calibri" style:font-size-complex="11pt"/>
    </style:style>
    <style:style style:name="T27" style:family="text">
      <style:text-properties fo:color="#000000" loext:opacity="100%" style:text-position="super 58%" style:font-name="Trebuchet MS" fo:font-size="10pt" fo:language="en" fo:country="US" style:font-name-asian="Trebuchet MS" style:font-size-asian="10pt" style:font-name-complex="Trebuchet MS" style:font-size-complex="10pt"/>
    </style:style>
    <style:style style:name="T28" style:family="text">
      <style:text-properties style:font-name="Calibri" fo:font-size="11pt" fo:language="en" fo:country="AU" style:font-size-asian="11pt" style:font-name-complex="Calibri" style:font-size-complex="11pt"/>
    </style:style>
    <style:style style:name="T29" style:family="text">
      <style:text-properties style:font-name="Calibri" fo:font-size="11pt" fo:language="en" fo:country="GB" style:font-size-asian="11pt" style:font-name-complex="Calibri" style:font-size-complex="11pt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1">
        <text:p text:style-name="P43">TUES #10 INTRO TO IT (Block Market) – MS</text:p>
        <text:p text:style-name="P1">TEAMS INFO</text:p>
        <text:p text:style-name="P1"/>
        <text:p text:style-name="P2">Recording and MS Teams Invite Link</text:p>
        <text:p text:style-name="P2"/>
        <text:p text:style-name="Standard"><text:span text:style-name="T1">7/5/2022 </text:span><text:a xlink:type="simple" xlink:href="https://rmiteduau.sharepoint.com/:v:/r/sites/TUESIntrotoITGroup10/Shared%20Documents/Team%20Profiles/Recordings/Meeting%20in%20_Assignment%203_-20220507_200322-Meeting%20Recording.mp4?csf=1&amp;web=1&amp;e=QayBfA" text:style-name="Internet_20_link" text:visited-style-name="Visited_20_Internet_20_Link"><text:span text:style-name="T1">Recording</text:span></text:a><text:span text:style-name="T1"> </text:span><text:a xlink:type="simple" xlink:href="https://teams.microsoft.com/l/meetup-join/19%3A0ba21842e7a5470b83c207c03ea81c1c%40thread.tacv2/1651661822603?context=%7B%22Tid%22%3A%22d1323671-cdbe-4417-b4d4-bdb24b51316b%22%2C%22Oid%22%3A%222280ce52-5b8c-43e1-a515-a5fe35cc2411%22%7D" text:style-name="Internet_20_link" text:visited-style-name="Visited_20_Internet_20_Link"><text:span text:style-name="T1">MS_Teams_Invite</text:span></text:a></text:p>
        <text:p text:style-name="Standard"><text:span text:style-name="T2">10/5/2022 </text:span><text:a xlink:type="simple" xlink:href="https://rmiteduau.sharepoint.com/:v:/r/sites/TUESIntrotoITGroup10/Shared%20Documents/Team%20Profiles/Recordings/W10%20Meeting%201-20220510_143733-Meeting%20Recording.mp4?csf=1&amp;web=1&amp;e=ba4jF1" text:style-name="Internet_20_link" text:visited-style-name="Visited_20_Internet_20_Link"><text:span text:style-name="T2">Recording</text:span></text:a><text:span text:style-name="T2"> </text:span><text:a xlink:type="simple" xlink:href="https://teams.microsoft.com/l/meetup-join/19%3A0ba21842e7a5470b83c207c03ea81c1c%40thread.tacv2/1652139578426?context=%7B%22Tid%22%3A%22d1323671-cdbe-4417-b4d4-bdb24b51316b%22%2C%22Oid%22%3A%22808c6ccf-4fc5-431b-b11c-2f9fb2eda0dd%22%7D" text:style-name="Internet_20_link" text:visited-style-name="Visited_20_Internet_20_Link"><text:span text:style-name="T1">MS_Teams_Invite</text:span></text:a></text:p>
        <text:p text:style-name="Standard"><text:span text:style-name="T2">15/5/2022 </text:span><text:a xlink:type="simple" xlink:href="https://rmiteduau.sharepoint.com/:v:/r/sites/TUESIntrotoITGroup10/Shared%20Documents/Team%20Profiles/Recordings/Meeting%20in%20_Assignment%203_-20220515_200430-Meeting%20Recording.mp4?csf=1&amp;web=1&amp;e=AuBVZK" text:style-name="Internet_20_link" text:visited-style-name="Visited_20_Internet_20_Link"><text:span text:style-name="T2">Recording</text:span></text:a><text:span text:style-name="T2"> </text:span><text:a xlink:type="simple" xlink:href="https://teams.microsoft.com/l/meetup-join/19%3A0ba21842e7a5470b83c207c03ea81c1c%40thread.tacv2/1652488792039?context=%7B%22Tid%22%3A%22d1323671-cdbe-4417-b4d4-bdb24b51316b%22%2C%22Oid%22%3A%222280ce52-5b8c-43e1-a515-a5fe35cc2411%22%7D" text:style-name="Internet_20_link" text:visited-style-name="Visited_20_Internet_20_Link"><text:span text:style-name="T1">MS_Teams_Invite</text:span></text:a></text:p>
        <text:p text:style-name="Standard"><text:span text:style-name="T2">22/5/2022 </text:span><text:a xlink:type="simple" xlink:href="https://rmiteduau.sharepoint.com/:v:/r/sites/TUESIntrotoITGroup10/Shared%20Documents/Team%20Profiles/Recordings/Rescheduled%20Week%2011%20Meeting-20220522_200503-Meeting%20Recording.mp4?csf=1&amp;web=1&amp;e=ywQ3lc" text:style-name="Internet_20_link" text:visited-style-name="Visited_20_Internet_20_Link"><text:span text:style-name="T2">Recording</text:span></text:a><text:span text:style-name="T2"> </text:span><text:a xlink:type="simple" xlink:href="https://teams.microsoft.com/l/meetup-join/19%3A0ba21842e7a5470b83c207c03ea81c1c%40thread.tacv2/1653114803730?context=%7B%22Tid%22%3A%22d1323671-cdbe-4417-b4d4-bdb24b51316b%22%2C%22Oid%22%3A%222280ce52-5b8c-43e1-a515-a5fe35cc2411%22%7D" text:style-name="Internet_20_link" text:visited-style-name="Visited_20_Internet_20_Link"><text:span text:style-name="T1">MS_Teams_Invite</text:span></text:a></text:p>
        <text:p text:style-name="Standard"><text:span text:style-name="T1">29/5/2022 </text:span><text:a xlink:type="simple" xlink:href="https://rmiteduau.sharepoint.com/:v:/r/sites/TUESIntrotoITGroup10/Shared%20Documents/Team%20Profiles/Recordings/A3%20Final%20Meeting-20220529_162833-Meeting%20Recording.mp4?csf=1&amp;web=1&amp;e=u0dqQ4" text:style-name="Internet_20_link" text:visited-style-name="Visited_20_Internet_20_Link"><text:span text:style-name="T1">Recording</text:span></text:a><text:span text:style-name="T1"> </text:span><text:a xlink:type="simple" xlink:href="https://teams.microsoft.com/l/meetup-join/19%3A0ba21842e7a5470b83c207c03ea81c1c%40thread.tacv2/1653478964970?context=%7B%22Tid%22%3A%22d1323671-cdbe-4417-b4d4-bdb24b51316b%22%2C%22Oid%22%3A%22808c6ccf-4fc5-431b-b11c-2f9fb2eda0dd%22%7D" text:style-name="Internet_20_link" text:visited-style-name="Visited_20_Internet_20_Link"><text:span text:style-name="T1">MS_Teams_Invite</text:span></text:a></text:p>
      </text:section>
      <text:section text:style-name="Sect1" text:name="S2">
        <text:p text:style-name="P3"><text:span text:style-name="T3">Block Market 07 May 2022 Agenda</text:span><text:span text:style-name="T5"> </text:span></text:p>
        <table:table table:name="Table1" table:style-name="Table1">
          <table:table-column table:style-name="Table1.A"/>
          <table:table-column table:style-name="Table1.B"/>
          <table:table-row table:style-name="TableLine94181157672976">
            <table:table-cell table:style-name="Table1.A1" office:value-type="string">
              <text:p text:style-name="P6"><text:span text:style-name="T15">Location:</text:span><text:span text:style-name="T20"> </text:span></text:p>
            </table:table-cell>
            <table:table-cell table:style-name="Table1.B1" office:value-type="string">
              <text:p text:style-name="P8"><text:span text:style-name="T15">Teams Meeting</text:span><text:span text:style-name="T20"> </text:span></text:p>
            </table:table-cell>
          </table:table-row>
          <table:table-row table:style-name="TableLine94181142469328">
            <table:table-cell table:style-name="Table1.A2" office:value-type="string">
              <text:p text:style-name="P6"><text:span text:style-name="T15">Date:</text:span><text:span text:style-name="T20"> </text:span></text:p>
            </table:table-cell>
            <table:table-cell table:style-name="Table1.B2" office:value-type="string">
              <text:p text:style-name="P8"><text:span text:style-name="T15">07 May 2022</text:span><text:span text:style-name="T20"> </text:span></text:p>
            </table:table-cell>
          </table:table-row>
          <table:table-row table:style-name="TableLine94181142470656">
            <table:table-cell table:style-name="Table1.A3" office:value-type="string">
              <text:p text:style-name="P6"><text:span text:style-name="T15">Time:</text:span><text:span text:style-name="T20"> </text:span></text:p>
            </table:table-cell>
            <table:table-cell table:style-name="Table1.B3" office:value-type="string">
              <text:p text:style-name="P8"><text:span text:style-name="T15">8:00 PM</text:span><text:span text:style-name="T20"> </text:span></text:p>
            </table:table-cell>
          </table:table-row>
          <table:table-row table:style-name="TableLine94181142471984">
            <table:table-cell table:style-name="Table1.A4" office:value-type="string">
              <text:p text:style-name="P6"><text:span text:style-name="T15">Chair:</text:span><text:span text:style-name="T20"> </text:span></text:p>
            </table:table-cell>
            <table:table-cell table:style-name="Table1.B4" office:value-type="string">
              <text:p text:style-name="P8"><text:span text:style-name="T15">Bo</text:span><text:span text:style-name="T20"> </text:span></text:p>
            </table:table-cell>
          </table:table-row>
        </table:table>
        <text:p text:style-name="P3"><text:span text:style-name="T7">Agenda items</text:span><text:span text:style-name="T9"> 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Line94181142473664">
            <table:table-cell table:style-name="Table2.A1" office:value-type="string">
              <text:p text:style-name="P8"><text:span text:style-name="T17">[8:00PM] — [8:05PM]</text:span><text:span text:style-name="T22"> </text:span></text:p>
            </table:table-cell>
            <table:table-cell table:style-name="Table2.B1" office:value-type="string">
              <text:p text:style-name="P17">Update on progress from each member. Reminder to complete A2 Spark Feedback. Reminder to have signature png uploaded to files.</text:p>
            </table:table-cell>
            <table:table-cell table:style-name="Table2.C1" office:value-type="string">
              <text:p text:style-name="P23"> </text:p>
            </table:table-cell>
          </table:table-row>
          <table:table-row table:style-name="TableLine94181142502640">
            <table:table-cell table:style-name="Table2.A2" office:value-type="string">
              <text:p text:style-name="P8"><text:span text:style-name="T17">[8:00PM — [8:10PM]</text:span><text:span text:style-name="T22"> </text:span></text:p>
            </table:table-cell>
            <table:table-cell table:style-name="Table2.B2" office:value-type="string">
              <text:p text:style-name="P8"><text:span text:style-name="T15">Discuss any troubles and roadblocks that might affect completion of task.</text:span><text:span text:style-name="T20"> </text:span></text:p>
            </table:table-cell>
            <table:table-cell table:style-name="Table2.C2" office:value-type="string">
              <text:p text:style-name="P23"> </text:p>
            </table:table-cell>
          </table:table-row>
          <table:table-row table:style-name="TableLine94181142504704">
            <table:table-cell table:style-name="Table2.A3" office:value-type="string">
              <text:p text:style-name="P8"><text:span text:style-name="T17">[8:10PM] — [8:15PM]</text:span><text:span text:style-name="T22"> </text:span></text:p>
            </table:table-cell>
            <table:table-cell table:style-name="Table2.B3" office:value-type="string">
              <text:p text:style-name="P17">Discuss possible assignment of new tasks for members on idle.</text:p>
            </table:table-cell>
            <table:table-cell table:style-name="Table2.C3" office:value-type="string">
              <text:p text:style-name="P23"> </text:p>
            </table:table-cell>
          </table:table-row>
          <table:table-row table:style-name="TableLine94181142507120">
            <table:table-cell table:style-name="Table2.A4" office:value-type="string">
              <text:p text:style-name="P25"> </text:p>
            </table:table-cell>
            <table:table-cell table:style-name="Table2.B4" office:value-type="string">
              <text:p text:style-name="P23"> </text:p>
            </table:table-cell>
            <table:table-cell table:style-name="Table2.C4" office:value-type="string">
              <text:p text:style-name="P23"> </text:p>
            </table:table-cell>
          </table:table-row>
          <table:table-row table:style-name="TableLine94181142509488">
            <table:table-cell table:style-name="Table2.A5" office:value-type="string">
              <text:p text:style-name="P25"> </text:p>
            </table:table-cell>
            <table:table-cell table:style-name="Table2.B5" office:value-type="string">
              <text:p text:style-name="P23"> </text:p>
            </table:table-cell>
            <table:table-cell table:style-name="Table2.C5" office:value-type="string">
              <text:p text:style-name="P23"> </text:p>
            </table:table-cell>
          </table:table-row>
        </table:table>
        <text:p text:style-name="P3"><text:span text:style-name="T11">Additional information</text:span><text:span text:style-name="T13"> </text:span></text:p>
        <text:p text:style-name="P11"> This is a reschedule of the planned meeting on Friday 06/05.</text:p>
        <text:p text:style-name="P39">Members in attendance: Bo, Russell, Van</text:p>
        <text:p text:style-name="P39">Members not in attendance: Daniel (notified group hence excused), Hayden (to be chased up)</text:p>
        <text:p text:style-name="P3"><text:span text:style-name="T3">Block Market 07 May 2022 Minutes</text:span><text:span text:style-name="T5"> </text:span></text:p>
        <text:p text:style-name="P10"/>
        <text:p text:style-name="P18">Bo: Completed Skills and job for advertising specialist, set up Github repo, started on tools, started on wireframe,</text:p>
        <text:p text:style-name="P18">Hayden: Completed Skills and Job Software Engineer,</text:p>
        <text:p text:style-name="P18">Van: Finished skills and job UI/UX designer, working on weekly updates, appending to it based on everyone’s progress.</text:p>
        <text:p text:style-name="P18">Daniel: Apparently 60% through his skills and job bit</text:p>
        <text:p text:style-name="P3"><text:span text:style-name="T16">Russel: Working on website skeleton (functioning) but working on tweaking, Team profile (to be finished)</text:span><text:span text:style-name="T21"> </text:span></text:p>
        <text:p text:style-name="P11"> </text:p>
        <text:p text:style-name="P3"><text:span text:style-name="T29">OVERALL:</text:span><text:span text:style-name="T28"> </text:span></text:p>
        <text:p text:style-name="P18">Bo: discuss work on either scopes and limits or Risks with Van</text:p>
        <text:p text:style-name="P18">Hayden: Remind to upload work to Github Repo</text:p>
        <text:p text:style-name="P18">Van: discuss work on either scopes and limits or Risks with Bo</text:p>
        <text:p text:style-name="P18">Daniel: Team Profile section to be cut down further</text:p>
        <text:p text:style-name="P18">Russel: Continue work on Website and finish Team profile (group process &amp; career plan) by Monday</text:p>
        <text:p text:style-name="P11"><text:soft-page-break/> </text:p>
        <text:p text:style-name="P24"> </text:p>
        <text:p text:style-name="P3"><text:span text:style-name="T3">Block Market 10 May 2022 Agenda</text:span><text:span text:style-name="T5"> </text:span></text:p>
        <table:table table:name="Table3" table:style-name="Table3">
          <table:table-column table:style-name="Table3.A"/>
          <table:table-column table:style-name="Table3.B"/>
          <table:table-row table:style-name="TableLine94181142511856">
            <table:table-cell table:style-name="Table3.A1" office:value-type="string">
              <text:p text:style-name="P6"><text:span text:style-name="T15">Location:</text:span><text:span text:style-name="T20"> </text:span></text:p>
            </table:table-cell>
            <table:table-cell table:style-name="Table3.B1" office:value-type="string">
              <text:p text:style-name="P8"><text:span text:style-name="T15">Teams Meeting</text:span><text:span text:style-name="T20"> </text:span></text:p>
            </table:table-cell>
          </table:table-row>
          <table:table-row table:style-name="TableLine94181142555584">
            <table:table-cell table:style-name="Table3.A2" office:value-type="string">
              <text:p text:style-name="P6"><text:span text:style-name="T15">Date:</text:span><text:span text:style-name="T20"> </text:span></text:p>
            </table:table-cell>
            <table:table-cell table:style-name="Table3.B2" office:value-type="string">
              <text:p text:style-name="P8"><text:span text:style-name="T15">10 May 2022</text:span><text:span text:style-name="T20"> </text:span></text:p>
            </table:table-cell>
          </table:table-row>
          <table:table-row table:style-name="TableLine94181142556784">
            <table:table-cell table:style-name="Table3.A3" office:value-type="string">
              <text:p text:style-name="P6"><text:span text:style-name="T15">Time:</text:span><text:span text:style-name="T20"> </text:span></text:p>
            </table:table-cell>
            <table:table-cell table:style-name="Table3.B3" office:value-type="string">
              <text:p text:style-name="P8"><text:span text:style-name="T15">2:30 PM</text:span><text:span text:style-name="T20"> </text:span></text:p>
            </table:table-cell>
          </table:table-row>
          <table:table-row table:style-name="TableLine94181142558048">
            <table:table-cell table:style-name="Table3.A4" office:value-type="string">
              <text:p text:style-name="P6"><text:span text:style-name="T15">Chair:</text:span><text:span text:style-name="T20"> </text:span></text:p>
            </table:table-cell>
            <table:table-cell table:style-name="Table3.B4" office:value-type="string">
              <text:p text:style-name="P8"><text:span text:style-name="T15">Bo</text:span><text:span text:style-name="T20"> </text:span></text:p>
            </table:table-cell>
          </table:table-row>
        </table:table>
        <text:p text:style-name="P3"><text:span text:style-name="T7">Agenda items</text:span><text:span text:style-name="T9"> 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Line94181142559552">
            <table:table-cell table:style-name="Table4.A1" office:value-type="string">
              <text:p text:style-name="P8"><text:span text:style-name="T17">[2:30PM] — [3:00PM]</text:span><text:span text:style-name="T22"> </text:span></text:p>
            </table:table-cell>
            <table:table-cell table:style-name="Table4.B1" office:value-type="string">
              <text:p text:style-name="P17">Update on progress from each member. Reminder to continue with Git Commits. Task allocations and reallocations depending on each member’s progress</text:p>
            </table:table-cell>
            <table:table-cell table:style-name="Table4.C1" office:value-type="string">
              <text:p text:style-name="P23"> </text:p>
            </table:table-cell>
          </table:table-row>
          <table:table-row table:style-name="TableLine94181142561776">
            <table:table-cell table:style-name="Table4.A2" office:value-type="string">
              <text:p text:style-name="P8"><text:span text:style-name="T17">[2:30PM — [2:40PM]</text:span><text:span text:style-name="T22"> </text:span></text:p>
            </table:table-cell>
            <table:table-cell table:style-name="Table4.B2" office:value-type="string">
              <text:p text:style-name="P8"><text:span text:style-name="T15">Discuss any troubles and roadblocks that might have affected completion of W9 Tasks. </text:span><text:span text:style-name="T20"> </text:span></text:p>
            </table:table-cell>
            <table:table-cell table:style-name="Table4.C2" office:value-type="string">
              <text:p text:style-name="P23"> </text:p>
            </table:table-cell>
          </table:table-row>
          <table:table-row table:style-name="TableLine94181142577712">
            <table:table-cell table:style-name="Table4.A3" office:value-type="string">
              <text:p text:style-name="P8"><text:span text:style-name="T17">[2:50PM] — [3:00PM]</text:span><text:span text:style-name="T22"> </text:span></text:p>
            </table:table-cell>
            <table:table-cell table:style-name="Table4.B3" office:value-type="string">
              <text:p text:style-name="P17">Discuss assignment of new tasks for members. Start on project deliverable to be made (Wireframe).</text:p>
            </table:table-cell>
            <table:table-cell table:style-name="Table4.C3" office:value-type="string">
              <text:p text:style-name="P23"> </text:p>
            </table:table-cell>
          </table:table-row>
          <table:table-row table:style-name="TableLine94181142580128">
            <table:table-cell table:style-name="Table4.A4" office:value-type="string">
              <text:p text:style-name="P25"> </text:p>
            </table:table-cell>
            <table:table-cell table:style-name="Table4.B4" office:value-type="string">
              <text:p text:style-name="P23"> </text:p>
            </table:table-cell>
            <table:table-cell table:style-name="Table4.C4" office:value-type="string">
              <text:p text:style-name="P23"> </text:p>
            </table:table-cell>
          </table:table-row>
          <table:table-row table:style-name="TableLine94181142582496">
            <table:table-cell table:style-name="Table4.A5" office:value-type="string">
              <text:p text:style-name="P25"> </text:p>
            </table:table-cell>
            <table:table-cell table:style-name="Table4.B5" office:value-type="string">
              <text:p text:style-name="P23"> </text:p>
            </table:table-cell>
            <table:table-cell table:style-name="Table4.C5" office:value-type="string">
              <text:p text:style-name="P23"> </text:p>
            </table:table-cell>
          </table:table-row>
        </table:table>
        <text:p text:style-name="P3"><text:span text:style-name="T11">Additional information</text:span><text:span text:style-name="T13"> </text:span></text:p>
        <text:p text:style-name="P11"/>
        <text:p text:style-name="P38">Members in attendance:</text:p>
        <text:p text:style-name="P38">Members not in attendance: Hayden (is currently incredibly ill and is unable to attend meetings/make contributions to the project)</text:p>
        <text:p text:style-name="P3"><text:span text:style-name="T3">Block Market 10 May 2022 Minutes</text:span><text:span text:style-name="T5"> </text:span></text:p>
        <text:p text:style-name="P10"/>
        <text:p text:style-name="P18">Bo: Assigned and continuing to work on project descriptions, completed timeframe for week 1 and continuing to work on it, updating administrative tasks such as tools and meeting,</text:p>
        <text:p text:style-name="P18">Hayden: Completed all W9 Tasks.</text:p>
        <text:p text:style-name="P18">Van: Completed Skills and Jobs. Completed week 1 Updates of the Weekly updates. Assigned Group Processes and Communication</text:p>
        <text:p text:style-name="P18">Daniel: Completed Skills and Jobs. Continuously updating the main document.</text:p>
        <text:p text:style-name="P18">Russel: Team profile to be finished, website skeleton done but needs to be pushed to git</text:p>
        <text:p text:style-name="P11"> </text:p>
        <text:p text:style-name="P3"><text:span text:style-name="T29">OVERALL:</text:span><text:span text:style-name="T28"> </text:span></text:p>
        <text:p text:style-name="P18">Bo: Assigned Tools and Technologies, Aims</text:p>
        <text:p text:style-name="P18">Hayden: Due to illness, unable to make contributions.</text:p>
        <text:p text:style-name="P18">Van: assigned scopes and limits in addition to current workload</text:p>
        <text:p text:style-name="P18">Daniel: Assigned Risks and Testing writing section</text:p>
        <text:p text:style-name="P18">Russel: Assigned Roles</text:p>
        <text:p text:style-name="P24">Each member to add onto how their personal career plans for Team profile section  </text:p>
      </text:section>
      <text:section text:style-name="Sect1" text:name="S3">
        <text:p text:style-name="P40"><text:span text:style-name="T4">Block Market 15 May 2022 Agenda</text:span><text:span text:style-name="T6"> </text:span></text:p>
        <table:table table:name="Table5" table:style-name="Table5">
          <table:table-column table:style-name="Table5.A"/>
          <table:table-column table:style-name="Table5.B"/>
          <table:table-row table:style-name="TableLine94181142589584">
            <table:table-cell table:style-name="Table5.A1" office:value-type="string">
              <text:p text:style-name="P41"><text:span text:style-name="T19">Location:</text:span><text:span text:style-name="T24"> </text:span></text:p>
            </table:table-cell>
            <table:table-cell table:style-name="Table5.B1" office:value-type="string">
              <text:p text:style-name="P42"><text:span text:style-name="T19">Teams Meeting</text:span><text:span text:style-name="T24"> </text:span></text:p>
            </table:table-cell>
          </table:table-row>
          <table:table-row table:style-name="TableLine94181186555280">
            <table:table-cell table:style-name="Table5.A2" office:value-type="string">
              <text:p text:style-name="P41"><text:span text:style-name="T19">Date:</text:span><text:span text:style-name="T24"> </text:span></text:p>
            </table:table-cell>
            <table:table-cell table:style-name="Table5.B2" office:value-type="string">
              <text:p text:style-name="P42"><text:span text:style-name="T19">15 May 2022</text:span><text:span text:style-name="T24"> </text:span></text:p>
            </table:table-cell>
          </table:table-row>
          <table:table-row table:style-name="TableLine94181186547600">
            <table:table-cell table:style-name="Table5.A3" office:value-type="string">
              <text:p text:style-name="P41"><text:span text:style-name="T19">Time:</text:span><text:span text:style-name="T24"> </text:span></text:p>
            </table:table-cell>
            <table:table-cell table:style-name="Table5.B3" office:value-type="string">
              <text:p text:style-name="P42"><text:span text:style-name="T19">8:00 PM</text:span><text:span text:style-name="T24"> </text:span></text:p>
            </table:table-cell>
          </table:table-row>
          <table:table-row table:style-name="TableLine94181186557280">
            <table:table-cell table:style-name="Table5.A4" office:value-type="string">
              <text:p text:style-name="P41"><text:span text:style-name="T19">Chair:</text:span><text:span text:style-name="T24"> </text:span></text:p>
            </table:table-cell>
            <table:table-cell table:style-name="Table5.B4" office:value-type="string">
              <text:p text:style-name="P42"><text:span text:style-name="T19">Bo</text:span><text:span text:style-name="T24"> </text:span></text:p>
            </table:table-cell>
          </table:table-row>
        </table:table>
        <text:p text:style-name="P4"><text:span text:style-name="T8">Agenda items</text:span><text:span text:style-name="T10"> 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Line94181186559008">
            <table:table-cell table:style-name="Table6.A1" office:value-type="string">
              <text:p text:style-name="P42"><text:span text:style-name="T18">[8:00PM] — [8:05PM]</text:span><text:span text:style-name="T23"> </text:span></text:p>
            </table:table-cell>
            <table:table-cell table:style-name="Table6.B1" office:value-type="string">
              <text:p text:style-name="P19">Update on progress from each member. Bring up discussion of outstanding tasks and identify whether to reallocate resources.</text:p>
            </table:table-cell>
            <table:table-cell table:style-name="Table6.C1" office:value-type="string">
              <text:p text:style-name="P28"> </text:p>
            </table:table-cell>
          </table:table-row>
          <table:table-row table:style-name="TableLine94181186616960">
            <table:table-cell table:style-name="Table6.A2" office:value-type="string">
              <text:p text:style-name="P42"><text:span text:style-name="T18">[8:00PM — [8:10PM]</text:span><text:span text:style-name="T23"> </text:span></text:p>
            </table:table-cell>
            <table:table-cell table:style-name="Table6.B2" office:value-type="string">
              <text:p text:style-name="P19">Discuss plans to start prototyping and mockup</text:p>
            </table:table-cell>
            <table:table-cell table:style-name="Table6.C2" office:value-type="string">
              <text:p text:style-name="P28"> </text:p>
            </table:table-cell>
          </table:table-row>
          <table:table-row table:style-name="TableLine94181186622320">
            <table:table-cell table:style-name="Table6.A3" office:value-type="string">
              <text:p text:style-name="P42"><text:span text:style-name="T18">[8:10PM] — [8:15PM]</text:span><text:span text:style-name="T23"> </text:span></text:p>
            </table:table-cell>
            <table:table-cell table:style-name="Table6.B3" office:value-type="string">
              <text:p text:style-name="P19">Brainstorm ideas for presentation. Allocate new tasks to members</text:p>
            </table:table-cell>
            <table:table-cell table:style-name="Table6.C3" office:value-type="string">
              <text:p text:style-name="P28"> </text:p>
            </table:table-cell>
          </table:table-row>
          <table:table-row table:style-name="TableLine94181186624736">
            <table:table-cell table:style-name="Table6.A4" office:value-type="string">
              <text:p text:style-name="P26"> </text:p>
            </table:table-cell>
            <table:table-cell table:style-name="Table6.B4" office:value-type="string">
              <text:p text:style-name="P28"> </text:p>
            </table:table-cell>
            <table:table-cell table:style-name="Table6.C4" office:value-type="string">
              <text:p text:style-name="P28"> </text:p>
            </table:table-cell>
          </table:table-row>
          <table:table-row table:style-name="TableLine94181186627104">
            <table:table-cell table:style-name="Table6.A5" office:value-type="string">
              <text:p text:style-name="P26"> </text:p>
            </table:table-cell>
            <table:table-cell table:style-name="Table6.B5" office:value-type="string">
              <text:p text:style-name="P28"> </text:p>
            </table:table-cell>
            <table:table-cell table:style-name="Table6.C5" office:value-type="string">
              <text:p text:style-name="P28"> </text:p>
            </table:table-cell>
          </table:table-row>
        </table:table>
        <text:p text:style-name="P4"><text:span text:style-name="T12">Additional information</text:span><text:span text:style-name="T14"> </text:span></text:p>
        <text:p text:style-name="P32"> </text:p>
        <text:p text:style-name="P5"><text:span text:style-name="T4">Block Market 15 May 2022 Minutes</text:span><text:span text:style-name="T6"> </text:span></text:p>
        <text:p text:style-name="P13"/>
        <text:p text:style-name="P14">Bo: Completed overview section, completed career plans,</text:p>
        <text:p text:style-name="P14">Hayden:</text:p>
        <text:p text:style-name="P14">Van: Plans and progress, group process, scopes and limits (still need some refinement)</text:p>
        <text:p text:style-name="P14">Daniel: Kept on top of report, completed testing, still need to understand risks</text:p>
        <text:p text:style-name="P14">Russel: Upload some functionalities of the website but Git Pages need to be fixed and deployed.</text:p>
        <text:p text:style-name="P15"> </text:p>
        <text:p text:style-name="P5"><text:span text:style-name="T26">OVERALL:</text:span><text:span text:style-name="T25"> </text:span></text:p>
        <text:p text:style-name="P14"><text:soft-page-break/>Bo: Book consultation for Tuesday 12:30-2:30pm and send invitation link via teams.</text:p>
        <text:p text:style-name="P14">Hayden: Reassigned Aims, Tools and Tech to Hayden, Absent from meeting (to be caught up during tutorial)</text:p>
        <text:p text:style-name="P14">Van: Continue working on remaining tasks</text:p>
        <text:p text:style-name="P14">Daniel: discuss technical risks with Russell or Hayden during Tutorial</text:p>
        <text:p text:style-name="P14">Russel: Absent from meeting (to be caught up during tutorial),</text:p>
        <text:p text:style-name="P14"/>
        <text:p text:style-name="P15"/>
        <text:p text:style-name="P34">Tasks to be done before tutorial:</text:p>
        <text:p text:style-name="P30"> Mockup and prototyping to be discussed in Tutorial.</text:p>
        <text:p text:style-name="P31">Familiarize with Figma for wireframing and proto.io for mockup</text:p>
        <text:p text:style-name="P4"><text:span text:style-name="T4">Block Market 22 May 2022 Agenda</text:span><text:span text:style-name="T6"> </text:span></text:p>
        <table:table table:name="Table7" table:style-name="Table7">
          <table:table-column table:style-name="Table7.A"/>
          <table:table-column table:style-name="Table7.B"/>
          <table:table-row table:style-name="TableLine94181186629472">
            <table:table-cell table:style-name="Table7.A1" office:value-type="string">
              <text:p text:style-name="P41"><text:span text:style-name="T19">Location:</text:span><text:span text:style-name="T24"> </text:span></text:p>
            </table:table-cell>
            <table:table-cell table:style-name="Table7.B1" office:value-type="string">
              <text:p text:style-name="P42"><text:span text:style-name="T19">Teams Meeting</text:span><text:span text:style-name="T24"> </text:span></text:p>
            </table:table-cell>
          </table:table-row>
          <table:table-row table:style-name="TableLine94181186678528">
            <table:table-cell table:style-name="Table7.A2" office:value-type="string">
              <text:p text:style-name="P41"><text:span text:style-name="T19">Date:</text:span><text:span text:style-name="T24"> </text:span></text:p>
            </table:table-cell>
            <table:table-cell table:style-name="Table7.B2" office:value-type="string">
              <text:p text:style-name="P42"><text:span text:style-name="T19">22 May 2022</text:span><text:span text:style-name="T24"> </text:span></text:p>
            </table:table-cell>
          </table:table-row>
          <table:table-row table:style-name="TableLine94181186681936">
            <table:table-cell table:style-name="Table7.A3" office:value-type="string">
              <text:p text:style-name="P41"><text:span text:style-name="T19">Time:</text:span><text:span text:style-name="T24"> </text:span></text:p>
            </table:table-cell>
            <table:table-cell table:style-name="Table7.B3" office:value-type="string">
              <text:p text:style-name="P42"><text:span text:style-name="T19">8:00 PM</text:span><text:span text:style-name="T24"> </text:span></text:p>
            </table:table-cell>
          </table:table-row>
          <table:table-row table:style-name="TableLine94181186671248">
            <table:table-cell table:style-name="Table7.A4" office:value-type="string">
              <text:p text:style-name="P41"><text:span text:style-name="T19">Chair:</text:span><text:span text:style-name="T24"> </text:span></text:p>
            </table:table-cell>
            <table:table-cell table:style-name="Table7.B4" office:value-type="string">
              <text:p text:style-name="P42"><text:span text:style-name="T19">Bo</text:span><text:span text:style-name="T24"> </text:span></text:p>
            </table:table-cell>
          </table:table-row>
        </table:table>
        <text:p text:style-name="P4"><text:span text:style-name="T8">Agenda items</text:span><text:span text:style-name="T10"> </text:span>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Line94181186684096">
            <table:table-cell table:style-name="Table8.A1" office:value-type="string">
              <text:p text:style-name="P42"><text:span text:style-name="T18">[8:00PM] — [8:05PM]</text:span><text:span text:style-name="T23"> </text:span></text:p>
            </table:table-cell>
            <table:table-cell table:style-name="Table8.B1" office:value-type="string">
              <text:p text:style-name="P19">Update on progress from each member.</text:p>
            </table:table-cell>
            <table:table-cell table:style-name="Table8.C1" office:value-type="string">
              <text:p text:style-name="P28"> </text:p>
            </table:table-cell>
          </table:table-row>
          <table:table-row table:style-name="TableLine94181186734608">
            <table:table-cell table:style-name="Table8.A2" office:value-type="string">
              <text:p text:style-name="P42"><text:span text:style-name="T18">[8:00PM — [8:10PM]</text:span><text:span text:style-name="T23"> </text:span></text:p>
            </table:table-cell>
            <table:table-cell table:style-name="Table8.B2" office:value-type="string">
              <text:p text:style-name="P19">Discuss how to delegate work/features for prototyping.</text:p>
            </table:table-cell>
            <table:table-cell table:style-name="Table8.C2" office:value-type="string">
              <text:p text:style-name="P28"> </text:p>
            </table:table-cell>
          </table:table-row>
          <table:table-row table:style-name="TableLine94181186740128">
            <table:table-cell table:style-name="Table8.A3" office:value-type="string">
              <text:p text:style-name="P42"><text:span text:style-name="T18">[8:10PM] — [8:15PM]</text:span><text:span text:style-name="T23"> </text:span></text:p>
            </table:table-cell>
            <table:table-cell table:style-name="Table8.B3" office:value-type="string">
              <text:p text:style-name="P19">Brainstorm ideas for presentation. Allocate new tasks to members</text:p>
            </table:table-cell>
            <table:table-cell table:style-name="Table8.C3" office:value-type="string">
              <text:p text:style-name="P28"> </text:p>
            </table:table-cell>
          </table:table-row>
          <table:table-row table:style-name="TableLine94181186742544">
            <table:table-cell table:style-name="Table8.A4" office:value-type="string">
              <text:p text:style-name="P26"> </text:p>
            </table:table-cell>
            <table:table-cell table:style-name="Table8.B4" office:value-type="string">
              <text:p text:style-name="P28"> </text:p>
            </table:table-cell>
            <table:table-cell table:style-name="Table8.C4" office:value-type="string">
              <text:p text:style-name="P28"> </text:p>
            </table:table-cell>
          </table:table-row>
          <table:table-row table:style-name="TableLine94181186744912">
            <table:table-cell table:style-name="Table8.A5" office:value-type="string">
              <text:p text:style-name="P26"> </text:p>
            </table:table-cell>
            <table:table-cell table:style-name="Table8.B5" office:value-type="string">
              <text:p text:style-name="P28"> </text:p>
            </table:table-cell>
            <table:table-cell table:style-name="Table8.C5" office:value-type="string">
              <text:p text:style-name="P28"> </text:p>
            </table:table-cell>
          </table:table-row>
        </table:table>
        <text:p text:style-name="P4"><text:span text:style-name="T12">Additional information</text:span><text:span text:style-name="T14"> </text:span></text:p>
        <text:p text:style-name="P32"> </text:p>
        <text:p text:style-name="P5"><text:soft-page-break/><text:span text:style-name="T4">Block Market 22 May 2022 Minutes</text:span><text:span text:style-name="T6"> </text:span></text:p>
        <text:p text:style-name="P13"/>
        <text:p text:style-name="P14">Bo: completed Risk, Motivation, completed Timeframe, completed flowchart for project</text:p>
        <text:p text:style-name="P14">Hayden:</text:p>
        <text:p text:style-name="P14">Van: Plans and progress Week 3 being updated, Finished Scope and Limits, Group Communications already completed awhile ago. Prototyping in Proto.io, 5 screens created and great designs so far.</text:p>
        <text:p text:style-name="P14">Daniel:</text:p>
        <text:p text:style-name="P14">Russel:</text:p>
        <text:p text:style-name="P15"> </text:p>
        <text:p text:style-name="P5"><text:span text:style-name="T26">OVERALL:</text:span><text:span text:style-name="T25"> </text:span></text:p>
        <text:p text:style-name="P14">Bo: Start presentation plan for Week 13</text:p>
        <text:p text:style-name="P5"><text:span text:style-name="T19">Hayden: around 18</text:span><text:span text:style-name="T27">th</text:span><text:span text:style-name="T19"> was the last time of contact. Told about Friday meeting</text:span></text:p>
        <text:p text:style-name="P14">Van: continue prototyping, maybe take over compiling report and submission</text:p>
        <text:p text:style-name="P14">Daniel: Last spoken on Tuesday during tutorial. Told about Friday meeting.</text:p>
        <text:p text:style-name="P22">Russel:</text:p>
        <text:p text:style-name="P16"/>
        <text:p text:style-name="P16">Proto.io doesn’t consider conditionals.</text:p>
        <text:p text:style-name="P16"/>
      </text:section>
      <text:section text:style-name="Sect1" text:name="S4">
        <text:p text:style-name="P4"><text:span text:style-name="T4">Block Market 29 May 2022 Agenda</text:span><text:span text:style-name="T6"> </text:span></text:p>
        <table:table table:name="Table9" table:style-name="Table9">
          <table:table-column table:style-name="Table9.A"/>
          <table:table-column table:style-name="Table9.B"/>
          <table:table-row table:style-name="TableLine94181186747280">
            <table:table-cell table:style-name="Table9.A1" office:value-type="string">
              <text:p text:style-name="P7"><text:span text:style-name="T19">Location:</text:span><text:span text:style-name="T24"> </text:span></text:p>
            </table:table-cell>
            <table:table-cell table:style-name="Table9.B1" office:value-type="string">
              <text:p text:style-name="P9"><text:span text:style-name="T19">Teams Meeting</text:span><text:span text:style-name="T24"> </text:span></text:p>
            </table:table-cell>
          </table:table-row>
          <table:table-row table:style-name="TableLine94181186780144">
            <table:table-cell table:style-name="Table9.A2" office:value-type="string">
              <text:p text:style-name="P7"><text:span text:style-name="T19">Date:</text:span><text:span text:style-name="T24"> </text:span></text:p>
            </table:table-cell>
            <table:table-cell table:style-name="Table9.B2" office:value-type="string">
              <text:p text:style-name="P9"><text:span text:style-name="T19">29 May 2022</text:span><text:span text:style-name="T24"> </text:span></text:p>
            </table:table-cell>
          </table:table-row>
          <table:table-row table:style-name="TableLine94181186781456">
            <table:table-cell table:style-name="Table9.A3" office:value-type="string">
              <text:p text:style-name="P7"><text:span text:style-name="T19">Time:</text:span><text:span text:style-name="T24"> </text:span></text:p>
            </table:table-cell>
            <table:table-cell table:style-name="Table9.B3" office:value-type="string">
              <text:p text:style-name="P9"><text:span text:style-name="T19">4:30 PM</text:span><text:span text:style-name="T24"> </text:span></text:p>
            </table:table-cell>
          </table:table-row>
          <text:soft-page-break/>
          <table:table-row table:style-name="TableLine94181186782832">
            <table:table-cell table:style-name="Table9.A4" office:value-type="string">
              <text:p text:style-name="P7"><text:span text:style-name="T19">Chair:</text:span><text:span text:style-name="T24"> </text:span></text:p>
            </table:table-cell>
            <table:table-cell table:style-name="Table9.B4" office:value-type="string">
              <text:p text:style-name="P9"><text:span text:style-name="T19">Bo</text:span><text:span text:style-name="T24"> </text:span></text:p>
            </table:table-cell>
          </table:table-row>
        </table:table>
        <text:p text:style-name="P4"><text:span text:style-name="T8">Agenda items</text:span><text:span text:style-name="T10"> </text:span></text:p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Line94181186784560">
            <table:table-cell table:style-name="Table10.A1" office:value-type="string">
              <text:p text:style-name="P9"><text:span text:style-name="T18">[4:30PM] — [4:45PM]</text:span><text:span text:style-name="T23"> </text:span></text:p>
            </table:table-cell>
            <table:table-cell table:style-name="Table10.B1" office:value-type="string">
              <text:p text:style-name="P20">Update on progress from each member. Tasks should be finalized by this point. Group Reflection included.</text:p>
            </table:table-cell>
            <table:table-cell table:style-name="Table10.C1" office:value-type="string">
              <text:p text:style-name="P29"> </text:p>
            </table:table-cell>
          </table:table-row>
          <table:table-row table:style-name="TableLine94181186804736">
            <table:table-cell table:style-name="Table10.A2" office:value-type="string">
              <text:p text:style-name="P9"><text:span text:style-name="T18">[4:30PM — [4:40PM]</text:span><text:span text:style-name="T23"> </text:span></text:p>
            </table:table-cell>
            <table:table-cell table:style-name="Table10.B2" office:value-type="string">
              <text:p text:style-name="P20">Discuss Presentation, assignment audit, assignment submission.</text:p>
            </table:table-cell>
            <table:table-cell table:style-name="Table10.C2" office:value-type="string">
              <text:p text:style-name="P29"> </text:p>
            </table:table-cell>
          </table:table-row>
          <table:table-row table:style-name="TableLine94181186806864">
            <table:table-cell table:style-name="Table10.A3" office:value-type="string">
              <text:p text:style-name="P9"><text:span text:style-name="T18">[4:40PM] — [4:45PM]</text:span><text:span text:style-name="T23"> </text:span></text:p>
            </table:table-cell>
            <table:table-cell table:style-name="Table10.B3" office:value-type="string">
              <text:p text:style-name="P20">Plan for on-campus meet up to rehearse presentation</text:p>
            </table:table-cell>
            <table:table-cell table:style-name="Table10.C3" office:value-type="string">
              <text:p text:style-name="P29"> </text:p>
            </table:table-cell>
          </table:table-row>
          <table:table-row table:style-name="TableLine94181186809280">
            <table:table-cell table:style-name="Table10.A4" office:value-type="string">
              <text:p text:style-name="P27"> </text:p>
            </table:table-cell>
            <table:table-cell table:style-name="Table10.B4" office:value-type="string">
              <text:p text:style-name="P29"> </text:p>
            </table:table-cell>
            <table:table-cell table:style-name="Table10.C4" office:value-type="string">
              <text:p text:style-name="P29"> </text:p>
            </table:table-cell>
          </table:table-row>
          <table:table-row table:style-name="TableLine94181186811648">
            <table:table-cell table:style-name="Table10.A5" office:value-type="string">
              <text:p text:style-name="P27"> </text:p>
            </table:table-cell>
            <table:table-cell table:style-name="Table10.B5" office:value-type="string">
              <text:p text:style-name="P29"> </text:p>
            </table:table-cell>
            <table:table-cell table:style-name="Table10.C5" office:value-type="string">
              <text:p text:style-name="P29"> </text:p>
            </table:table-cell>
          </table:table-row>
        </table:table>
        <text:p text:style-name="P4"><text:span text:style-name="T12">Additional information</text:span><text:span text:style-name="T14"> </text:span></text:p>
        <text:p text:style-name="P35"> </text:p>
      </text:section>
      <text:section text:style-name="Sect1" text:name="S5">
        <text:p text:style-name="P3"><text:span text:style-name="T4">Block Market 29 May 2022 Minutes</text:span><text:span text:style-name="T6"> </text:span></text:p>
        <text:p text:style-name="P13"/>
        <text:p text:style-name="P14">Bo: Has been working on tools, also has been working towards the presentation, already has a working script, will work on finishing touches for tools and hyperlinks, also working with putting content on website</text:p>
        <text:p text:style-name="P14">Hayden: Due to car crash and COVID, couldn’t contribute as much. However, he attended the last meeting. Re-conciliated with the team and working on his career plan and group reflection.</text:p>
        <text:p text:style-name="P14">Van: Handle the report collation</text:p>
        <text:p text:style-name="P14">Daniel: To work on the group reflection</text:p>
        <text:p text:style-name="P14">Russel: Has been putting the information on the website,</text:p>
        <text:p text:style-name="P15"> </text:p>
        <text:p text:style-name="P5"><text:span text:style-name="T26">OVERALL:</text:span><text:span text:style-name="T25"> </text:span></text:p>
        <text:p text:style-name="P14">Bo:</text:p>
        <text:p text:style-name="P14">Hayden:</text:p>
        <text:p text:style-name="P14">Van:</text:p>
        <text:p text:style-name="P14">Daniel:</text:p>
        <text:p text:style-name="P22"><text:soft-page-break/>Russel:</text:p>
        <text:p text:style-name="P16"/>
        <text:p text:style-name="P16">Date for recording decided on Tuesday.</text:p>
        <text:p text:style-name="P12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FreeSans" svg:font-family="FreeSans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游明朝" svg:font-family="游明朝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font-name-asian="Times New Roman" style:font-size-asian="10pt" style:language-asian="none" style:country-asian="none" style:font-name-complex="Times New Roman" style:font-size-complex="10pt" style:language-complex="none" style:country-complex="none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fo:hyphenation-ladder-count="no-limit"/>
      <style:text-properties style:font-name="Liberation Serif" fo:font-family="'Liberation Serif'" style:font-family-generic="roman" style:font-pitch="variable" fo:font-size="12pt" fo:language="en" fo:country="AU" style:letter-kerning="true" style:font-name-asian="Noto Serif CJK SC" style:font-family-asian="'Noto Serif CJK SC'" style:font-pitch-asian="variable" style:font-size-asian="12pt" style:font-name-complex="FreeSans" style:font-family-complex="FreeSans" style:font-family-generic-complex="swiss" style:font-pitch-complex="variable" style:font-size-complex="12pt" fo:hyphenate="false" loext:hyphenation-no-caps="false"/>
    </style: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No_20_List" style:display-name="No List" style:family="paragraph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title/>
    <meta:initial-creator/>
    <dc:creator/>
    <meta:editing-cycles>1</meta:editing-cycles>
    <meta:document-statistic meta:table-count="10" meta:image-count="0" meta:object-count="0" meta:page-count="7" meta:paragraph-count="219" meta:word-count="996" meta:character-count="6606" meta:non-whitespace-character-count="5615"/>
  </office:meta>
</office:document-meta>
</file>